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fo:margin-left="0in" fo:margin-right="0in" fo:margin-top="0.15in" fo:margin-bottom="0in" table:align="margins"/>
    </style:style>
    <style:style style:name="Table1.A" style:family="table-column">
      <style:table-column-properties style:column-width="1.8438in" style:rel-column-width="2654*"/>
    </style:style>
    <style:style style:name="Table1.C" style:family="table-column">
      <style:table-column-properties style:column-width="1.8444in" style:rel-column-width="2655*"/>
    </style:style>
    <style:style style:name="Table1.D" style:family="table-column">
      <style:table-column-properties style:column-width="1.1611in" style:rel-column-width="1671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Liberation Serif1"/>
    </style:style>
    <style:style style:name="P2" style:family="paragraph" style:parent-style-name="Table_20_Contents">
      <style:text-properties style:font-name="Liberation Serif1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cking in objects"&gt;</text:placeholder></text:p>
      <text:p text:style-name="P4">Internal Shipmen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From Location:</text:span> <text:placeholder text:placeholder-type="text">&lt;packing.from_location.rec_name&gt;</text:placeholder></text:p>
      <text:p text:style-name="Standard"><text:span text:style-name="T1">To Location:</text:span> <text:placeholder text:placeholder-type="text">&lt;packing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.strftime("%Y-%m-%d"), user.language, date=Tru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">From Location</text:p>
            </table:table-cell>
            <table:table-cell table:style-name="Table1.A1" office:value-type="string">
              <text:p text:style-name="P1">To Location</text:p>
            </table:table-cell>
            <table:table-cell table:style-name="Table1.A1" office:value-type="string">
              <text:p text:style-name="P1">Product</text:p>
            </table:table-cell>
            <table:table-cell table:style-name="Table1.D1" office:value-type="string">
              <text:p text:style-name="P1">Quantity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A2" office:value-type="string">
            <text:p text:style-name="Table_20_Contents"><text:placeholder text:placeholder-type="text">&lt;move.to_location.rec_name&gt;</text:placeholder></text:p>
          </table:table-cell>
          <table:table-cell table:style-name="Table1.A2" office:value-type="string">
            <text:p text:style-name="Table_20_Contents"><text:placeholder text:placeholder-type="text">&lt;move.product.rec_name&gt;</text:placeholder></text:p>
          </table:table-cell>
          <table:table-cell table:style-name="Table1.D2" office:value-type="string">
            <text:p text:style-name="P5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horndale AMT1" svg:font-family="'Thorndale AMT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2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Bertrand Chenal</meta:initial-creator>
    <meta:creation-date>2009-03-26T13:54:48</meta:creation-date>
    <dc:creator>Cédric Krier</dc:creator>
    <dc:date>2009-04-10T23:21:00</dc:date>
    <meta:editing-cycles>49</meta:editing-cycles>
    <meta:editing-duration>PT07H00M03S</meta:editing-duration>
    <meta:document-statistic meta:table-count="1" meta:image-count="0" meta:object-count="0" meta:page-count="2" meta:paragraph-count="19" meta:word-count="47" meta:character-count="576"/>
    <meta:user-defined meta:name="Info 1"/>
    <meta:user-defined meta:name="Info 2"/>
    <meta:user-defined meta:name="Info 3"/>
    <meta:user-defined meta:name="Info 4"/>
  </office:meta>
</office:document-meta>
</file>